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eting 23/10</text:p>
      <text:p text:style-name="P1"/>
      <text:p text:style-name="P2">For the interaction design document we need to have some sketches of what the user interface will look like with explanations.</text:p>
      <text:p text:style-name="P2"/>
      <text:p text:style-name="P2">The use case diagrams should be in a separate document.</text:p>
      <text:p text:style-name="P2"/>
      <text:p text:style-name="P2">The main document is called the user interaction document.</text:p>
      <text:p text:style-name="P2"/>
      <text:p text:style-name="P2">Sam is going to complete the use case diagrams</text:p>
      <text:p text:style-name="P2"/>
      <text:p text:style-name="P2">Miles has partially completed the risk assessment</text:p>
      <text:p text:style-name="P2"/>
      <text:p text:style-name="P2">Nathan is still working on the gant chart/project plan</text:p>
      <text:p text:style-name="P2"/>
      <text:p text:style-name="P2">Adrian and James are going to research tools that can be used for the sketches of our ui.</text:p>
      <text:p text:style-name="P2"/>
      <text:p text:style-name="P2">Everyone else should be coming up with ideas for the ui and making some very rough sketches.</text:p>
      <text:p text:style-name="P2"/>
      <text:p text:style-name="P2">Next meeting Thursday 6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GB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0:17:01</meta:creation-date>
    <dc:date>2012-10-28T20:33:05</dc:date>
    <meta:editing-cycles>1</meta:editing-cycles>
    <meta:editing-duration>PT16M4S</meta:editing-duration>
    <meta:document-statistic meta:table-count="0" meta:image-count="0" meta:object-count="0" meta:page-count="1" meta:paragraph-count="10" meta:word-count="106" meta:character-count="607"/>
    <meta:generator>OpenOffice.org/3.4$Win32 OpenOffice.org_project/340m1$Build-9590</meta:generator>
  </office:meta>
</office:document-meta>
</file>